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solid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352cm"/>
      <style:paragraph-properties style:writing-mode="lr-tb"/>
    </style:style>
    <style:style style:name="gr5" style:family="graphic" style:parent-style-name="objectwithoutfill">
      <style:graphic-properties draw:stroke="dash" draw:stroke-dash="Ultrafine_20_Dashed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5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text-position="33% 58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3.556cm" svg:height="7.625cm" svg:x="0.344cm" svg:y="1.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6.6cm" svg:y="0.75cm">
          <draw:text-box>
            <text:p><text:span text:style-name="T1">|z|=e</text:span><text:span text:style-name="T2">στ</text:span></text:p>
          </draw:text-box>
        </draw:frame>
        <draw:frame draw:style-name="gr2" draw:text-style-name="P3" draw:layer="layout" svg:width="1cm" svg:height="1.65cm" svg:x="13cm" svg:y="8.4cm">
          <draw:text-box>
            <text:p><text:span text:style-name="T1">σ</text:span></text:p>
          </draw:text-box>
        </draw:frame>
        <draw:line draw:style-name="gr3" draw:text-style-name="P4" draw:layer="layout" svg:x1="7.1cm" svg:y1="1.6cm" svg:x2="7.1cm" svg:y2="10.5cm">
          <text:p/>
        </draw:line>
        <draw:frame draw:style-name="gr4" draw:text-style-name="P5" draw:layer="layout" svg:width="0.8cm" svg:height="0.602cm" svg:x="6.4cm" svg:y="8.998cm">
          <draw:text-box>
            <text:p><text:span text:style-name="T3">0</text:span></text:p>
          </draw:text-box>
        </draw:frame>
        <draw:line draw:style-name="gr3" draw:text-style-name="P4" draw:layer="layout" svg:x1="1cm" svg:y1="9cm" svg:x2="13.3cm" svg:y2="9cm">
          <text:p/>
        </draw:line>
        <draw:line draw:style-name="gr5" draw:text-style-name="P4" draw:layer="layout" svg:x1="10.7cm" svg:y1="1cm" svg:x2="10.7cm" svg:y2="11cm">
          <text:p/>
        </draw:line>
        <draw:frame draw:style-name="gr4" draw:text-style-name="P5" draw:layer="layout" svg:width="0.8cm" svg:height="0.602cm" svg:x="6.4cm" svg:y="7.4cm">
          <draw:text-box>
            <text:p><text:span text:style-name="T3">1</text:span></text:p>
          </draw:text-box>
        </draw:frame>
        <draw:frame draw:style-name="gr6" draw:text-style-name="P5" draw:layer="layout" svg:width="2.9cm" svg:height="2.006cm" svg:x="10.5cm" svg:y="9cm">
          <draw:text-box>
            <text:p><text:span text:style-name="T3">σ’ (</text:span><text:span text:style-name="T3">収束座標</text:span><text:span text:style-name="T3">)</text:span></text:p>
          </draw:text-box>
        </draw:frame>
        <draw:line draw:style-name="gr5" draw:text-style-name="P4" draw:layer="layout" svg:x1="10.7cm" svg:y1="5.5cm" svg:x2="7.1cm" svg:y2="5.5cm">
          <text:p/>
        </draw:line>
        <draw:frame draw:style-name="gr7" draw:text-style-name="P5" draw:layer="layout" svg:width="1cm" svg:height="1.304cm" svg:x="6.2cm" svg:y="5.198cm">
          <draw:text-box>
            <text:p><text:span text:style-name="T3">|z’|</text:span></text:p>
          </draw:text-box>
        </draw:frame>
        <draw:frame draw:style-name="gr8" draw:text-style-name="P5" draw:layer="layout" svg:width="3.1cm" svg:height="0.953cm" svg:x="7.5cm" svg:y="10.1cm">
          <draw:text-box>
            <text:p><text:span text:style-name="T3">s’</text:span><text:span text:style-name="T3">よりも左側に</text:span></text:p>
            <text:p><text:span text:style-name="T3">ある点の実数部</text:span></text:p>
          </draw:text-box>
        </draw:frame>
        <draw:frame draw:style-name="gr8" draw:text-style-name="P5" draw:layer="layout" svg:width="3.1cm" svg:height="0.953cm" svg:x="10.9cm" svg:y="10.1cm">
          <draw:text-box>
            <text:p><text:span text:style-name="T3">s’</text:span><text:span text:style-name="T3">よりも右側に</text:span></text:p>
            <text:p><text:span text:style-name="T3">ある点の実数部</text:span></text:p>
          </draw:text-box>
        </draw:frame>
        <draw:line draw:style-name="gr9" draw:text-style-name="P4" draw:layer="layout" svg:x1="10.7cm" svg:y1="9.9cm" svg:x2="13.2cm" svg:y2="9.9cm">
          <text:p/>
        </draw:line>
        <draw:line draw:style-name="gr9" draw:text-style-name="P4" draw:layer="layout" svg:x1="10.7cm" svg:y1="9.9cm" svg:x2="8.2cm" svg:y2="9.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2-19T10:41:35.215831424</dc:date>
    <meta:editing-duration>PT1H54M26S</meta:editing-duration>
    <meta:editing-cycles>43</meta:editing-cycles>
    <meta:generator>LibreOffice/6.4.6.2$Linux_X86_64 LibreOffice_project/40$Build-2</meta:generator>
    <meta:document-statistic meta:object-count="1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origin="0" chart:interval-minor-divisor="10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557cm" svg:height="7.626cm" xlink:href="." xlink:type="simple" chart:class="chart:scatter" chart:style-name="ch1">
        <chart:plot-area chart:style-name="ch2" chart:data-source-has-labels="both" svg:x="0.271cm" svg:y="0.152cm" svg:width="13.015cm" svg:height="7.322cm">
          <chartooo:coordinate-region svg:x="0.271cm" svg:y="0.152cm" svg:width="13.015cm" svg:height="7.32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/>
          <chart:series chart:style-name="ch5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140858420921045">
                <text:p>0.140858420921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14660696213035">
                <text:p>0.14660696213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152590105756884">
                <text:p>0.152590105756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158817426106921">
                <text:p>0.158817426106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165298888221587">
                <text:p>0.165298888221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17204486382305">
                <text:p>0.17204486382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179066147911493">
                <text:p>0.179066147911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18637397603941">
                <text:p>0.18637397603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193980042290892">
                <text:p>0.193980042290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201896517994655">
                <text:p>0.2018965179946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210136071200765">
                <text:p>0.210136071200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218711886952215">
                <text:p>0.2187118869522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227637688383813">
                <text:p>0.227637688383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236927758682122">
                <text:p>0.2369277586821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">
                <text:p>-3.5</text:p>
              </table:table-cell>
              <table:table-cell office:value-type="float" office:value="0.246596963941606">
                <text:p>0.246596963941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">
                <text:p>-3.4</text:p>
              </table:table-cell>
              <table:table-cell office:value-type="float" office:value="0.256660776953556">
                <text:p>0.256660776953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">
                <text:p>-3.3</text:p>
              </table:table-cell>
              <table:table-cell office:value-type="float" office:value="0.26713530196585">
                <text:p>0.26713530196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">
                <text:p>-3.2</text:p>
              </table:table-cell>
              <table:table-cell office:value-type="float" office:value="0.278037300453194">
                <text:p>0.278037300453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">
                <text:p>-3.1</text:p>
              </table:table-cell>
              <table:table-cell office:value-type="float" office:value="0.289384217939051">
                <text:p>0.289384217939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0.301194211912202">
                <text:p>0.301194211912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">
                <text:p>-2.9</text:p>
              </table:table-cell>
              <table:table-cell office:value-type="float" office:value="0.313486180882605">
                <text:p>0.313486180882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">
                <text:p>-2.8</text:p>
              </table:table-cell>
              <table:table-cell office:value-type="float" office:value="0.326279794623039">
                <text:p>0.3262797946230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">
                <text:p>-2.7</text:p>
              </table:table-cell>
              <table:table-cell office:value-type="float" office:value="0.339595525644939">
                <text:p>0.3395955256449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">
                <text:p>-2.6</text:p>
              </table:table-cell>
              <table:table-cell office:value-type="float" office:value="0.35345468195878">
                <text:p>0.35345468195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">
                <text:p>-2.5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">
                <text:p>-2.4</text:p>
              </table:table-cell>
              <table:table-cell office:value-type="float" office:value="0.382892885975112">
                <text:p>0.382892885975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">
                <text:p>-2.3</text:p>
              </table:table-cell>
              <table:table-cell office:value-type="float" office:value="0.398519041084514">
                <text:p>0.3985190410845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">
                <text:p>-2.2</text:p>
              </table:table-cell>
              <table:table-cell office:value-type="float" office:value="0.414782911681581">
                <text:p>0.4147829116815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">
                <text:p>-2.1</text:p>
              </table:table-cell>
              <table:table-cell office:value-type="float" office:value="0.43171052342908">
                <text:p>0.431710523429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449328964117222">
                <text:p>0.449328964117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">
                <text:p>-1.9</text:p>
              </table:table-cell>
              <table:table-cell office:value-type="float" office:value="0.467666427009909">
                <text:p>0.4676664270099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">
                <text:p>-1.8</text:p>
              </table:table-cell>
              <table:table-cell office:value-type="float" office:value="0.486752255959972">
                <text:p>0.486752255959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">
                <text:p>-1.7</text:p>
              </table:table-cell>
              <table:table-cell office:value-type="float" office:value="0.50661699236559">
                <text:p>0.50661699236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">
                <text:p>-1.6</text:p>
              </table:table-cell>
              <table:table-cell office:value-type="float" office:value="0.527292424043049">
                <text:p>0.527292424043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">
                <text:p>-1.5</text:p>
              </table:table-cell>
              <table:table-cell office:value-type="float" office:value="0.548811636094026">
                <text:p>0.5488116360940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">
                <text:p>-1.4</text:p>
              </table:table-cell>
              <table:table-cell office:value-type="float" office:value="0.571209063848815">
                <text:p>0.5712090638488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">
                <text:p>-1.3</text:p>
              </table:table-cell>
              <table:table-cell office:value-type="float" office:value="0.594520547970194">
                <text:p>0.594520547970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">
                <text:p>-1.2</text:p>
              </table:table-cell>
              <table:table-cell office:value-type="float" office:value="0.618783391806141">
                <text:p>0.6187833918061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">
                <text:p>-1.1</text:p>
              </table:table-cell>
              <table:table-cell office:value-type="float" office:value="0.644036421083141">
                <text:p>0.644036421083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">
                <text:p>-1</text:p>
              </table:table-cell>
              <table:table-cell office:value-type="float" office:value="0.670320046035639">
                <text:p>0.6703200460356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">
                <text:p>-0.9</text:p>
              </table:table-cell>
              <table:table-cell office:value-type="float" office:value="0.697676326071031">
                <text:p>0.6976763260710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726149037073691">
                <text:p>0.7261490370736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">
                <text:p>-0.7</text:p>
              </table:table-cell>
              <table:table-cell office:value-type="float" office:value="0.755783741455725">
                <text:p>0.7557837414557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">
                <text:p>-0.6</text:p>
              </table:table-cell>
              <table:table-cell office:value-type="float" office:value="0.786627861066553">
                <text:p>0.786627861066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">
                <text:p>-0.5</text:p>
              </table:table-cell>
              <table:table-cell office:value-type="float" office:value="0.818730753077982">
                <text:p>0.818730753077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">
                <text:p>-0.4</text:p>
              </table:table-cell>
              <table:table-cell office:value-type="float" office:value="0.852143788966211">
                <text:p>0.852143788966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">
                <text:p>-0.3</text:p>
              </table:table-cell>
              <table:table-cell office:value-type="float" office:value="0.886920436717158">
                <text:p>0.88692043671715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23116346386636">
                <text:p>0.9231163463866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99999999999996">
                <text:p>-0.0999999999999996</text:p>
              </table:table-cell>
              <table:table-cell office:value-type="float" office:value="0.960789439152323">
                <text:p>0.960789439152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1.04081077419239">
                <text:p>1.040810774192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">
                <text:p>0.2</text:p>
              </table:table-cell>
              <table:table-cell office:value-type="float" office:value="1.08328706767496">
                <text:p>1.08328706767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1.12749685157938">
                <text:p>1.127496851579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">
                <text:p>0.4</text:p>
              </table:table-cell>
              <table:table-cell office:value-type="float" office:value="1.17351087099181">
                <text:p>1.173510870991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1.22140275816017">
                <text:p>1.22140275816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1.27124915032141">
                <text:p>1.27124915032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">
                <text:p>0.7</text:p>
              </table:table-cell>
              <table:table-cell office:value-type="float" office:value="1.32312981233744">
                <text:p>1.32312981233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1.37712776433596">
                <text:p>1.377127764335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">
                <text:p>0.9</text:p>
              </table:table-cell>
              <table:table-cell office:value-type="float" office:value="1.43332941456034">
                <text:p>1.433329414560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1.49182469764127">
                <text:p>1.491824697641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1.55270721851134">
                <text:p>1.552707218511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">
                <text:p>1.2</text:p>
              </table:table-cell>
              <table:table-cell office:value-type="float" office:value="1.61607440219289">
                <text:p>1.6160744021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">
                <text:p>1.3</text:p>
              </table:table-cell>
              <table:table-cell office:value-type="float" office:value="1.68202764969889">
                <text:p>1.68202764969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4">
                <text:p>1.4</text:p>
              </table:table-cell>
              <table:table-cell office:value-type="float" office:value="1.7506725002961">
                <text:p>1.75067250029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">
                <text:p>1.5</text:p>
              </table:table-cell>
              <table:table-cell office:value-type="float" office:value="1.82211880039051">
                <text:p>1.822118800390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6">
                <text:p>1.6</text:p>
              </table:table-cell>
              <table:table-cell office:value-type="float" office:value="1.89648087930495">
                <text:p>1.896480879304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7">
                <text:p>1.7</text:p>
              </table:table-cell>
              <table:table-cell office:value-type="float" office:value="1.97387773223045">
                <text:p>1.973877732230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">
                <text:p>1.8</text:p>
              </table:table-cell>
              <table:table-cell office:value-type="float" office:value="2.05443321064389">
                <text:p>2.05443321064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">
                <text:p>1.9</text:p>
              </table:table-cell>
              <table:table-cell office:value-type="float" office:value="2.13827622049682">
                <text:p>2.138276220496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2.22554092849247">
                <text:p>2.225540928492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">
                <text:p>2.1</text:p>
              </table:table-cell>
              <table:table-cell office:value-type="float" office:value="2.31636697678109">
                <text:p>2.316366976781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">
                <text:p>2.2</text:p>
              </table:table-cell>
              <table:table-cell office:value-type="float" office:value="2.41089970641721">
                <text:p>2.410899706417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">
                <text:p>2.3</text:p>
              </table:table-cell>
              <table:table-cell office:value-type="float" office:value="2.5092903899363">
                <text:p>2.50929038993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">
                <text:p>2.4</text:p>
              </table:table-cell>
              <table:table-cell office:value-type="float" office:value="2.61169647342312">
                <text:p>2.611696473423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">
                <text:p>2.5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6">
                <text:p>2.6</text:p>
              </table:table-cell>
              <table:table-cell office:value-type="float" office:value="2.82921701435156">
                <text:p>2.829217014351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">
                <text:p>2.7</text:p>
              </table:table-cell>
              <table:table-cell office:value-type="float" office:value="2.94467955106552">
                <text:p>2.94467955106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8">
                <text:p>2.8</text:p>
              </table:table-cell>
              <table:table-cell office:value-type="float" office:value="3.064854203293">
                <text:p>3.064854203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">
                <text:p>2.9</text:p>
              </table:table-cell>
              <table:table-cell office:value-type="float" office:value="3.18993327611618">
                <text:p>3.189933276116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3.32011692273655">
                <text:p>3.32011692273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1">
                <text:p>3.1</text:p>
              </table:table-cell>
              <table:table-cell office:value-type="float" office:value="3.45561346476268">
                <text:p>3.45561346476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">
                <text:p>3.2</text:p>
              </table:table-cell>
              <table:table-cell office:value-type="float" office:value="3.59663972556928">
                <text:p>3.59663972556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3">
                <text:p>3.3</text:p>
              </table:table-cell>
              <table:table-cell office:value-type="float" office:value="3.74342137726086">
                <text:p>3.743421377260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">
                <text:p>3.4</text:p>
              </table:table-cell>
              <table:table-cell office:value-type="float" office:value="3.89619330179522">
                <text:p>3.896193301795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5">
                <text:p>3.5</text:p>
              </table:table-cell>
              <table:table-cell office:value-type="float" office:value="4.05519996684468">
                <text:p>4.05519996684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">
                <text:p>3.6</text:p>
              </table:table-cell>
              <table:table-cell office:value-type="float" office:value="4.22069581699655">
                <text:p>4.220695816996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7">
                <text:p>3.7</text:p>
              </table:table-cell>
              <table:table-cell office:value-type="float" office:value="4.39294568091876">
                <text:p>4.39294568091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8">
                <text:p>3.8</text:p>
              </table:table-cell>
              <table:table-cell office:value-type="float" office:value="4.57222519514216">
                <text:p>4.57222519514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9">
                <text:p>3.9</text:p>
              </table:table-cell>
              <table:table-cell office:value-type="float" office:value="4.75882124513786">
                <text:p>4.758821245137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4.95303242439512">
                <text:p>4.953032424395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1">
                <text:p>4.1</text:p>
              </table:table-cell>
              <table:table-cell office:value-type="float" office:value="5.15516951223468">
                <text:p>5.155169512234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2">
                <text:p>4.2</text:p>
              </table:table-cell>
              <table:table-cell office:value-type="float" office:value="5.36555597112198">
                <text:p>5.36555597112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3">
                <text:p>4.3</text:p>
              </table:table-cell>
              <table:table-cell office:value-type="float" office:value="5.58452846427606">
                <text:p>5.584528464276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5.81243739440259">
                <text:p>5.812437394402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5">
                <text:p>4.5</text:p>
              </table:table-cell>
              <table:table-cell office:value-type="float" office:value="6.04964746441295">
                <text:p>6.04964746441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6">
                <text:p>4.6</text:p>
              </table:table-cell>
              <table:table-cell office:value-type="float" office:value="6.29653826102666">
                <text:p>6.296538261026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6.55350486219115">
                <text:p>6.55350486219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6.82095846929075">
                <text:p>6.820958469290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7.09932706515663">
                <text:p>7.099327065156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">
                <text:p>5</text:p>
              </table:table-cell>
              <table:table-cell office:value-type="float" office:value="7.38905609893065">
                <text:p>7.38905609893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